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Tirets_20__28_custom_29_" svg:stroke-width="0.05cm" svg:stroke-color="#000000" draw:marker-start-width="0.275cm" draw:marker-end-width="0.275cm" draw:fill="none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e6e6ff" draw:textarea-horizontal-align="justify" draw:textarea-vertical-align="middle" draw:auto-grow-height="false" fo:min-height="1.734cm" fo:min-width="3.17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509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fill-color="#e6e6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15cm" svg:y1="2.624cm" svg:x2="9.378cm" svg:y2="16.257cm">
          <text:p/>
        </draw:line>
        <draw:custom-shape draw:style-name="gr2" draw:text-style-name="P1" draw:layer="layout" svg:width="3.675cm" svg:height="1.984cm" svg:x="7.577cm" svg:y="0.383cm"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75cm" svg:height="1.984cm" svg:x="16.72cm" svg:y="0.258cm">
          <text:p text:style-name="P1">ThreadPoo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67cm" svg:y1="2.648cm" svg:x2="18.633cm" svg:y2="16.281cm">
          <text:p/>
        </draw:line>
        <draw:line draw:style-name="gr1" draw:text-style-name="P1" draw:layer="layout" svg:x1="2.793cm" svg:y1="2.658cm" svg:x2="2.756cm" svg:y2="16.291cm">
          <text:p/>
        </draw:line>
        <draw:custom-shape draw:style-name="gr3" draw:text-style-name="P1" draw:layer="layout" svg:width="0.477cm" svg:height="11.759cm" svg:x="2.5cm" svg:y="3.3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75cm" svg:height="1.984cm" svg:x="0.955cm" svg:y="0.417cm">
          <text:p text:style-name="P2"><text:span text:style-name="T1">Processor</text:span></text:p>
          <text:p text:style-name="P2"><text:span text:style-name="T1">Manag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014cm" svg:y1="3.381cm" svg:x2="9.366cm" svg:y2="3.334cm">
          <text:p/>
        </draw:line>
        <draw:frame draw:style-name="gr5" draw:text-style-name="P3" draw:layer="layout" svg:width="6.111cm" svg:height="0.873cm" svg:x="3.043cm" svg:y="2.54cm">
          <draw:text-box>
            <text:p text:style-name="P3"><text:span text:style-name="T2">enqueueNewEvent(evt)</text:span></text:p>
          </draw:text-box>
        </draw:frame>
        <draw:line draw:style-name="gr4" draw:text-style-name="P1" draw:layer="layout" svg:x1="9.599cm" svg:y1="9.965cm" svg:x2="15.951cm" svg:y2="9.918cm">
          <text:p/>
        </draw:line>
        <draw:frame draw:style-name="gr5" draw:text-style-name="P3" draw:layer="layout" svg:width="6.111cm" svg:height="0.873cm" svg:x="9.525cm" svg:y="8.865cm">
          <draw:text-box>
            <text:p text:style-name="P3"><text:span text:style-name="T2">enqueueTask(ev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Tirets_20__28_custom_29_" draw:display-name="Tirets (custom)" draw:style="rect" draw:dots1="1" draw:dots1-length="197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7-16T14:44:35.275837805</meta:creation-date>
    <dc:date>2017-07-16T20:23:04.472985807</dc:date>
    <dc:creator>rete </dc:creator>
    <meta:editing-duration>PT3H6M40S</meta:editing-duration>
    <meta:editing-cycles>13</meta:editing-cycles>
    <meta:generator>LibreOffice/4.3.3.2$Linux_x86 LibreOffice_project/430m0$Build-2</meta:generator>
    <meta:document-statistic meta:object-count="11"/>
  </office:meta>
</office:document-meta>
</file>